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ReaderToWriter.XmlReaderTo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ReaderToWriter.writeAll( XMLStreamReader xmlr , XMLStreamWriter wri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ReaderToWriter.write( XMLStreamReader xmlr , XMLStreamWriter writer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13">
            <text:p text:style-name="Table_20_Contents">13</text:p>
          </table:table-cell>
          <table:table-cell office:value-type="float" office:value="69">
            <text:p text:style-name="Table_20_Contents">6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